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fo:wrap-option="wrap"/>
      <style:text-properties fo:font-size="22pt" style:font-size-asian="22pt" style:font-size-complex="22pt"/>
    </style:style>
    <style:style style:name="ce3" style:family="table-cell" style:parent-style-name="Default">
      <style:table-cell-properties fo:wrap-option="wrap"/>
      <style:text-properties style:font-name="Liberation Sans" fo:font-size="22pt" style:font-name-asian="Noto Sans CJK SC Regular" style:font-size-asian="22pt" style:font-name-complex="FreeSans" style:font-size-complex="22pt"/>
    </style:style>
    <style:style style:name="ce4" style:family="table-cell" style:parent-style-name="Default">
      <style:text-properties fo:font-size="18pt" style:font-size-asian="18pt" style:font-size-complex="18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1">
      <style:text-properties fo:font-size="18pt" style:font-size-asian="18pt" style:font-size-complex="18pt"/>
    </style:style>
    <style:style style:name="ce7" style:family="table-cell" style:parent-style-name="Default">
      <style:text-properties style:font-name="Liberation Sans" fo:font-size="22pt" style:font-name-asian="Noto Sans CJK SC Regular" style:font-size-asian="22pt" style:font-name-complex="FreeSans" style:font-size-complex="2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2" table:number-columns-repeated="2" table:default-cell-style-name="ce3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12" table:number-rows-spanned="2">
            <text:p><text:s text:c="88"/>GENERATIVE GRASPING CNN EVALUATION BEFORE ENHANCEMENTS</text:p>
          </table:table-cell>
          <table:covered-table-cell table:number-columns-repeated="3" table:style-name="Default"/>
          <table:covered-table-cell table:number-columns-repeated="8"/>
        </table:table-row>
        <table:table-row table:style-name="ro1">
          <table:covered-table-cell table:number-columns-repeated="4" table:style-name="Default"/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3">
            <text:p><text:s text:c="2"/>OBJECT</text:p>
          </table:table-cell>
          <table:covered-table-cell table:style-name="Default"/>
          <table:table-cell table:style-name="ce1" office:value-type="string" calcext:value-type="string" table:number-columns-spanned="2" table:number-rows-spanned="2">
            <text:p><text:s text:c="23"/>TRIAL 1</text:p>
          </table:table-cell>
          <table:covered-table-cell table:style-name="Default"/>
          <table:table-cell table:style-name="ce7" office:value-type="string" calcext:value-type="string" table:number-columns-spanned="2" table:number-rows-spanned="2">
            <text:p><text:s text:c="23"/>TRIAL 2</text:p>
          </table:table-cell>
          <table:covered-table-cell/>
          <table:table-cell table:style-name="ce7" office:value-type="string" calcext:value-type="string" table:number-columns-spanned="2" table:number-rows-spanned="2">
            <text:p><text:s text:c="23"/>TRIAL 3</text:p>
          </table:table-cell>
          <table:covered-table-cell/>
          <table:table-cell table:style-name="ce7" office:value-type="string" calcext:value-type="string" table:number-columns-spanned="2" table:number-rows-spanned="2">
            <text:p><text:s text:c="23"/>TRIAL 4</text:p>
          </table:table-cell>
          <table:covered-table-cell/>
          <table:table-cell table:style-name="ce7" office:value-type="string" calcext:value-type="string" table:number-columns-spanned="2" table:number-rows-spanned="2">
            <text:p><text:s text:c="23"/>TRIAL 5</text:p>
          </table:table-cell>
          <table:covered-table-cell/>
        </table:table-row>
        <table:table-row table:style-name="ro1">
          <table:covered-table-cell table:number-columns-repeated="4" table:style-name="Default"/>
          <table:covered-table-cell table:number-columns-repeated="8"/>
        </table:table-row>
        <table:table-row table:style-name="ro2">
          <table:covered-table-cell table:number-columns-repeated="2" table:style-name="Default"/>
          <table:table-cell table:style-name="ce1" office:value-type="string" calcext:value-type="string">
            <text:p>OBJECT POSE</text:p>
          </table:table-cell>
          <table:table-cell table:style-name="ce1" office:value-type="string" calcext:value-type="string">
            <text:p><text:s text:c="7"/>RESULT</text:p>
          </table:table-cell>
          <table:table-cell table:style-name="ce7" office:value-type="string" calcext:value-type="string">
            <text:p>OBJECT POSE</text:p>
          </table:table-cell>
          <table:table-cell table:style-name="ce7" office:value-type="string" calcext:value-type="string">
            <text:p><text:s text:c="7"/>RESULT</text:p>
          </table:table-cell>
          <table:table-cell table:style-name="ce7" office:value-type="string" calcext:value-type="string">
            <text:p>OBJECT POSE</text:p>
          </table:table-cell>
          <table:table-cell table:style-name="ce7" office:value-type="string" calcext:value-type="string">
            <text:p><text:s text:c="7"/>RESULT</text:p>
          </table:table-cell>
          <table:table-cell table:style-name="ce7" office:value-type="string" calcext:value-type="string">
            <text:p>OBJECT POSE</text:p>
          </table:table-cell>
          <table:table-cell table:style-name="ce7" office:value-type="string" calcext:value-type="string">
            <text:p><text:s text:c="7"/>RESULT</text:p>
          </table:table-cell>
          <table:table-cell table:style-name="ce7" office:value-type="string" calcext:value-type="string">
            <text:p>OBJECT POSE</text:p>
          </table:table-cell>
          <table:table-cell table:style-name="ce7" office:value-type="string" calcext:value-type="string">
            <text:p><text:s text:c="7"/>RESULT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Basket <text:s text:c="18"/>Length: 0.3 <text:s text:c="2"/>Width: 0.2 <text:s/>Height: 0.07 <text:s text:c="23"/></text:p>
          </table:table-cell>
          <table:covered-table-cell/>
          <table:table-cell office:value-type="string" calcext:value-type="string">
            <text:p>X: 0.8 <text:s text:c="16"/>y: 0.0 <text:s text:c="18"/>z: 0.85 <text:s text:c="16"/>R: 0 <text:s text:c="18"/>P: 0 <text:s text:c="20"/>Y: 0 <text:s text:c="11"/></text:p>
          </table:table-cell>
          <table:table-cell table:style-name="ce2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0.07 <text:s text:c="17"/>z: 0.85 <text:s text:c="16"/>R: 0 <text:s text:c="18"/>P: 0 <text:s text:c="20"/>Y: 0 </text:p>
          </table:table-cell>
          <table:table-cell table:style-name="ce2" office:value-type="string" calcext:value-type="string">
            <text:p><text:s text:c="6"/>FAILURE</text:p>
          </table:table-cell>
          <table:table-cell table:style-name="ce3" office:value-type="string" calcext:value-type="string">
            <text:p>X: 0.7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5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Bowl <text:s text:c="23"/>Length: 0.15 <text:s text:c="2"/>Width: 0.15 <text:s/>Height: 0.1 <text:s text:c="23"/></text:p>
          </table:table-cell>
          <table:covered-table-cell/>
          <table:table-cell office:value-type="string" calcext:value-type="string">
            <text:p>x: 0.7 <text:s text:c="16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FAILURE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an Food <text:s text:c="18"/>Length: 0.1 <text:s text:c="2"/>Width: 0.1 <text:s/>Height: 0.14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andy Bar <text:s text:c="18"/>Length: 0.1 <text:s text:c="2"/>Width: 0.05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.392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ereal box <text:s text:c="18"/>Length: 0.08 <text:s text:c="2"/>Width: 0.2 <text:s/>Height: 0.25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FAILURE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up <text:s text:c="23"/>Length: 0.08 Width: 0.08 <text:s/>Height: 0.1 <text:s text:c="23"/></text:p>
          </table:table-cell>
          <table:covered-table-cell/>
          <table:table-cell table:style-name="ce2"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ola Tin <text:s text:c="18"/>Length: 0.06 Width: 0.06 <text:s/>Height: 0.12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ola Bottle <text:s text:c="18"/>Length: 0.08 Width: 0.08 <text:s/>Height: 0.25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 <text:s/>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Energy Drink <text:s text:c="24"/>Length: 0.06 Width: 0.06 <text:s/>Height: 0.18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FAILURE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Fork <text:s text:c="22"/>Length: 0.16 Width: 0.04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.39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Juice Box <text:s text:c="18"/>Length: 0.06 Width: 0.08 <text:s/>Height: 0.1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FAILURE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Knife <text:s text:c="21"/>Length: 0.16 Width: 0.04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.39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Lemon <text:s text:c="18"/>Length: 0.05 Width: 0.05 <text:s/>Height: 0.05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Milk Box <text:s text:c="18"/>Length: 0.08 Width: 0.08 <text:s/>Height: 0.20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Orange <text:s text:c="18"/>Length: 0.08 Width: 0.08 <text:s/>Height: 0.08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Plate <text:s text:c="21"/>Length: 0.2 <text:s text:c="2"/>Width: 0.2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FAILURE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Pringles <text:s text:c="18"/>Length: 0.08 Width: 0.08 <text:s/>Height: 0.24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Shower Gel <text:s text:c="18"/>Length: 0.04 Width: 0.08 <text:s/>Height: 0.14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1.57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Soap <text:s text:c="21"/>Length: 0.08 Width: 0.06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.392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Spoon <text:s text:c="18"/>Length: 0.16 Width: 0.04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0.392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Toothpaste <text:s text:c="18"/>Length: 0.04 Width: 0.04 <text:s/>Height: 0.14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65 <text:s text:c="16"/>y: -0.07 <text:s text:c="17"/>z: 0.85 <text:s text:c="16"/>R: 0 <text:s text:c="18"/>P: 0 <text:s text:c="20"/>Y: 1.57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1">
          <table:table-cell table:style-name="ce4" office:value-type="string" calcext:value-type="string" table:number-columns-spanned="12" table:number-rows-spanned="2">
            <text:p>All co-ordinates are expressed in meters. All angles are expressed in radians. All positions are relative to gazebo origin. </text:p>
          </table:table-cell>
          <table:covered-table-cell table:number-columns-repeated="3" table:style-name="Default"/>
          <table:covered-table-cell table:number-columns-repeated="8"/>
        </table:table-row>
        <table:table-row table:style-name="ro1">
          <table:covered-table-cell table:number-columns-repeated="4" table:style-name="Default"/>
          <table:covered-table-cell table:number-columns-repeated="8"/>
        </table:table-row>
        <table:table-row table:style-name="ro1">
          <table:table-cell table:style-name="ce4" office:value-type="string" calcext:value-type="string" table:number-columns-spanned="3" table:number-rows-spanned="2">
            <text:p>Success Percentage = 77.142%</text:p>
          </table:table-cell>
          <table:covered-table-cell table:number-columns-repeated="2" table:style-name="Default"/>
          <table:table-cell table:style-name="Default"/>
          <table:table-cell table:number-columns-repeated="8"/>
        </table:table-row>
        <table:table-row table:style-name="ro1">
          <table:covered-table-cell table:number-columns-repeated="3" table:style-name="Default"/>
          <table:table-cell table:style-name="Default"/>
          <table:table-cell table:number-columns-repeated="8"/>
        </table:table-row>
        <table:table-row table:style-name="ro1">
          <table:table-cell table:style-name="ce4" office:value-type="string" calcext:value-type="string" table:number-columns-spanned="3" table:number-rows-spanned="2">
            <text:p>CATEGORY</text:p>
          </table:table-cell>
          <table:covered-table-cell table:number-columns-repeated="2" table:style-name="Default"/>
          <table:table-cell table:style-name="ce4" office:value-type="string" calcext:value-type="string" table:number-columns-spanned="1" table:number-rows-spanned="2">
            <text:p>SUCCESS RATE</text:p>
          </table:table-cell>
          <table:table-cell/>
          <table:table-cell table:style-name="ce4" office:value-type="string" calcext:value-type="string" table:number-columns-spanned="1" table:number-rows-spanned="12">
            <text:p>Table Position</text:p>
          </table:table-cell>
          <table:table-cell table:style-name="ce3" office:value-type="string" calcext:value-type="string" table:number-columns-spanned="1" table:number-rows-spanned="12">
            <text:p>X: 1.20 <text:s text:c="16"/>y: 0.0 <text:s text:c="17"/>z: 0.0 <text:s text:c="16"/>R: 0 <text:s text:c="18"/>P: 0 <text:s text:c="20"/>Y: 0 </text:p>
          </table:table-cell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Cylindrical Objects</text:p>
          </table:table-cell>
          <table:covered-table-cell table:number-columns-repeated="2" table:style-name="Default"/>
          <table:table-cell table:style-name="ce6" office:value-type="percentage" office:value="0.8667" calcext:value-type="percentage" table:number-columns-spanned="1" table:number-rows-spanned="2">
            <text:p>86.67%</text:p>
          </table:table-cell>
          <table:table-cell/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Cuboid Objects</text:p>
          </table:table-cell>
          <table:covered-table-cell table:number-columns-repeated="2" table:style-name="Default"/>
          <table:table-cell table:style-name="ce6" office:value-type="percentage" office:value="0.76" calcext:value-type="percentage" table:number-columns-spanned="1" table:number-rows-spanned="2">
            <text:p>76.00%</text:p>
          </table:table-cell>
          <table:table-cell/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Spherical Objects</text:p>
          </table:table-cell>
          <table:covered-table-cell table:number-columns-repeated="2" table:style-name="Default"/>
          <table:table-cell table:style-name="ce6" office:value-type="percentage" office:value="1" calcext:value-type="percentage" table:number-columns-spanned="1" table:number-rows-spanned="2">
            <text:p>100.00%</text:p>
          </table:table-cell>
          <table:table-cell/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Irregular objects</text:p>
          </table:table-cell>
          <table:covered-table-cell table:number-columns-repeated="2" table:style-name="Default"/>
          <table:table-cell table:style-name="ce6" office:value-type="percentage" office:value="0.675" calcext:value-type="percentage" table:number-columns-spanned="1" table:number-rows-spanned="2">
            <text:p>67.50%</text:p>
          </table:table-cell>
          <table:table-cell/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table-cell table:style-name="ce4" office:value-type="string" calcext:value-type="string" table:number-columns-spanned="1" table:number-rows-spanned="11">
            <text:p>Robot Position</text:p>
          </table:table-cell>
          <table:table-cell table:style-name="ce3" office:value-type="string" calcext:value-type="string" table:number-columns-spanned="1" table:number-rows-spanned="11">
            <text:p>X: 0.0 <text:s text:c="17"/>y: 0.0 <text:s text:c="17"/>z: 0.0 <text:s text:c="16"/>R: 0 <text:s text:c="18"/>P: 0 <text:s text:c="20"/>Y: 0 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number-columns-repeated="2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4">00/00/0000</text:date>, <text:time style:data-style-name="N2" text:time-value="11:24:40.015532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0:43:42.872023963</meta:creation-date>
    <dc:date>2020-01-04T11:31:38.942614581</dc:date>
    <meta:editing-duration>PT29M7S</meta:editing-duration>
    <meta:editing-cycles>6</meta:editing-cycles>
    <meta:generator>LibreOffice/5.1.6.2$Linux_X86_64 LibreOffice_project/10m0$Build-2</meta:generator>
    <meta:document-statistic meta:table-count="1" meta:cell-count="264" meta:object-count="0"/>
  </office:meta>
</office:document-meta>
</file>